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2618in" svg:y="1.1059in">
            <draw:object draw:notify-on-update-of-ranges="Sheet1.F7:Sheet1.F7 Sheet1.F8:Sheet1.F11 Sheet1.E8:Sheet1.E11 Sheet1.G7:Sheet1.G7 Sheet1.G8:Sheet1.G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olor1</text:p>
          </table:table-cell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</table:table-row>
        <table:table-row table:style-name="ro1">
          <table:table-cell table:number-columns-repeated="4"/>
          <table:table-cell table:formula="of:=COLOR(255;0;0)"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formula="of:=COLOR(0;255;0)" office:value-type="float" office:value="65280" calcext:value-type="float">
            <text:p>652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formula="of:=COLOR(0;0;255)"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4-06-22T03:14:00.915637168</meta:creation-date>
    <dc:date>2014-06-22T03:15:52.677964739</dc:date>
    <dc:creator>Markus Mohrhard</dc:creator>
    <meta:editing-duration>PT1M52S</meta:editing-duration>
    <meta:editing-cycles>1</meta:editing-cycles>
    <meta:document-statistic meta:table-count="1" meta:cell-count="14" meta:object-count="1"/>
    <meta:generator>LibreOfficeDev/4.4.0.0.alpha0$Linux_X86_64 LibreOffice_project/ac0989d5eaad3f8ab52b0288e345f30527dc45a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" chart:style-name="ch1">
        <chart:legend chart:legend-position="end" svg:x="14.61cm" svg:y="3.952cm" style:legend-expansion="high" chart:style-name="ch2"/>
        <chart:plot-area chart:style-name="ch3" table:cell-range-address="Sheet1.F7:Sheet1.G11 Sheet1.E8:Sheet1.E11" chart:data-source-has-labels="row" svg:x="0.77cm" svg:y="0.855cm" svg:width="13.2cm" svg:height="7.545cm">
          <chartooo:coordinate-region svg:x="1.206cm" svg:y="1.055cm" svg:width="12.764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8:Sheet1.F11" chart:label-cell-address="Sheet1.F7:Sheet1.F7" chart:class="chart:bar">
            <chart:data-point chart:repeated="4"/>
            <loext:propertry-mapping loext:property="FillColor" loext:cell-range-address="Sheet1.E8:Sheet1.E11"/>
          </chart:series>
          <chart:series chart:style-name="ch8" chart:values-cell-range-address="Sheet1.G8:Sheet1.G11" chart:label-cell-address="Sheet1.G7:Sheet1.G7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1</text:p>
                <draw:g>
                  <svg:desc>Sheet1.F7:Sheet1.F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2</text:p>
                <draw:g>
                  <svg:desc>Sheet1.G7:Sheet1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8:Sheet1.F11</svg:desc>
                </draw:g>
              </table:table-cell>
              <table:table-cell office:value-type="float" office:value="16711680">
                <text:p>16711680</text:p>
                <draw:g>
                  <svg:desc>Sheet1.E8:Sheet1.E11</svg:desc>
                </draw:g>
              </table:table-cell>
              <table:table-cell office:value-type="float" office:value="3">
                <text:p>3</text:p>
                <draw:g>
                  <svg:desc>Sheet1.G8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280">
                <text:p>65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4.4.0.0.alpha0$Linux_X86_64 LibreOffice_project/ac0989d5eaad3f8ab52b0288e345f30527dc45a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